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97f6" officeooo:paragraph-rsid="000597f6"/>
    </style:style>
    <style:style style:name="P2" style:family="paragraph" style:parent-style-name="Standard">
      <style:text-properties officeooo:rsid="000597f6" officeooo:paragraph-rsid="000d343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597f6" officeooo:paragraph-rsid="000597f6" style:font-weight-asian="bold" style:font-weight-complex="bold"/>
    </style:style>
    <style:style style:name="P5" style:family="paragraph" style:parent-style-name="Standard">
      <style:text-properties fo:font-weight="bold" officeooo:rsid="000597f6" officeooo:paragraph-rsid="000d3430" style:font-weight-asian="bold" style:font-weight-complex="bold"/>
    </style:style>
    <style:style style:name="P6" style:family="paragraph" style:parent-style-name="Standard">
      <style:text-properties fo:font-weight="bold" officeooo:rsid="0007753d" officeooo:paragraph-rsid="0007753d" style:font-weight-asian="bold" style:font-weight-complex="bold"/>
    </style:style>
    <style:style style:name="P7" style:family="paragraph" style:parent-style-name="Standard">
      <style:text-properties fo:font-weight="bold" officeooo:rsid="000ca08c" officeooo:paragraph-rsid="000d3430" style:font-weight-asian="bold" style:font-weight-complex="bold"/>
    </style:style>
    <style:style style:name="P8" style:family="paragraph" style:parent-style-name="Standard">
      <style:text-properties fo:font-weight="normal" officeooo:rsid="000597f6" officeooo:paragraph-rsid="000d3430" style:font-weight-asian="normal" style:font-weight-complex="normal"/>
    </style:style>
    <style:style style:name="P9" style:family="paragraph" style:parent-style-name="Standard">
      <style:text-properties fo:font-weight="normal" officeooo:rsid="00070081" officeooo:paragraph-rsid="000d3430" style:font-weight-asian="normal" style:font-weight-complex="normal"/>
    </style:style>
    <style:style style:name="P10" style:family="paragraph" style:parent-style-name="Standard">
      <style:text-properties fo:font-weight="normal" officeooo:rsid="0007514a" officeooo:paragraph-rsid="000d3430" style:font-weight-asian="normal" style:font-weight-complex="normal"/>
    </style:style>
    <style:style style:name="P11" style:family="paragraph" style:parent-style-name="Standard">
      <style:text-properties fo:font-weight="normal" officeooo:rsid="0007753d" officeooo:paragraph-rsid="0007753d" style:font-weight-asian="normal" style:font-weight-complex="normal"/>
    </style:style>
    <style:style style:name="P12" style:family="paragraph" style:parent-style-name="Standard">
      <style:text-properties fo:font-weight="normal" officeooo:rsid="0007753d" officeooo:paragraph-rsid="000d3430" style:font-weight-asian="normal" style:font-weight-complex="normal"/>
    </style:style>
    <style:style style:name="P13" style:family="paragraph" style:parent-style-name="Standard">
      <style:text-properties fo:font-weight="normal" officeooo:rsid="0007753d" officeooo:paragraph-rsid="000d86f9" style:font-weight-asian="normal" style:font-weight-complex="normal"/>
    </style:style>
    <style:style style:name="P14" style:family="paragraph" style:parent-style-name="Standard">
      <style:text-properties fo:font-weight="normal" officeooo:rsid="00092df4" officeooo:paragraph-rsid="00092df4" style:font-weight-asian="normal" style:font-weight-complex="normal"/>
    </style:style>
    <style:style style:name="P15" style:family="paragraph" style:parent-style-name="Standard">
      <style:text-properties fo:font-weight="normal" officeooo:rsid="00092df4" officeooo:paragraph-rsid="0009a230" style:font-weight-asian="normal" style:font-weight-complex="normal"/>
    </style:style>
    <style:style style:name="P16" style:family="paragraph" style:parent-style-name="Standard">
      <style:text-properties fo:font-weight="normal" officeooo:rsid="0009a230" officeooo:paragraph-rsid="0009a230" style:font-weight-asian="normal" style:font-weight-complex="normal"/>
    </style:style>
    <style:style style:name="P17" style:family="paragraph" style:parent-style-name="Standard">
      <style:text-properties fo:font-weight="normal" officeooo:rsid="000b5664" officeooo:paragraph-rsid="000b5664" style:font-weight-asian="normal" style:font-weight-complex="normal"/>
    </style:style>
    <style:style style:name="P18" style:family="paragraph" style:parent-style-name="Standard">
      <style:text-properties fo:font-weight="normal" officeooo:rsid="000ba568" officeooo:paragraph-rsid="000ba568" style:font-weight-asian="normal" style:font-weight-complex="normal"/>
    </style:style>
    <style:style style:name="P19" style:family="paragraph" style:parent-style-name="Standard">
      <style:text-properties fo:font-weight="normal" officeooo:rsid="000ba568" officeooo:paragraph-rsid="000c6470" style:font-weight-asian="normal" style:font-weight-complex="normal"/>
    </style:style>
    <style:style style:name="P20" style:family="paragraph" style:parent-style-name="Standard">
      <style:text-properties fo:font-weight="normal" officeooo:rsid="000ba568" officeooo:paragraph-rsid="000ebd4b" style:font-weight-asian="normal" style:font-weight-complex="normal"/>
    </style:style>
    <style:style style:name="P21" style:family="paragraph" style:parent-style-name="Standard">
      <style:text-properties fo:font-weight="normal" officeooo:rsid="000ba568" officeooo:paragraph-rsid="00116a85" style:font-weight-asian="normal" style:font-weight-complex="normal"/>
    </style:style>
    <style:style style:name="P22" style:family="paragraph" style:parent-style-name="Standard">
      <style:text-properties fo:font-weight="normal" officeooo:rsid="000c6470" officeooo:paragraph-rsid="000c6470" style:font-weight-asian="normal" style:font-weight-complex="normal"/>
    </style:style>
    <style:style style:name="P23" style:family="paragraph" style:parent-style-name="Standard">
      <style:text-properties fo:font-weight="normal" officeooo:rsid="000c6470" officeooo:paragraph-rsid="00116a85" style:font-weight-asian="normal" style:font-weight-complex="normal"/>
    </style:style>
    <style:style style:name="P24" style:family="paragraph" style:parent-style-name="Standard">
      <style:text-properties fo:font-weight="normal" officeooo:rsid="000ca08c" officeooo:paragraph-rsid="000d3430" style:font-weight-asian="normal" style:font-weight-complex="normal"/>
    </style:style>
    <style:style style:name="P25" style:family="paragraph" style:parent-style-name="Standard">
      <style:text-properties fo:font-weight="normal" officeooo:rsid="000f20a0" officeooo:paragraph-rsid="000d3430" style:font-weight-asian="normal" style:font-weight-complex="normal"/>
    </style:style>
    <style:style style:name="P26" style:family="paragraph" style:parent-style-name="Standard">
      <style:text-properties fo:font-weight="normal" officeooo:rsid="000ebd4b" officeooo:paragraph-rsid="000ebd4b" style:font-weight-asian="normal" style:font-weight-complex="normal"/>
    </style:style>
    <style:style style:name="P27" style:family="paragraph" style:parent-style-name="Standard">
      <style:text-properties fo:font-weight="normal" officeooo:rsid="000fe19d" officeooo:paragraph-rsid="000fe19d" style:font-weight-asian="normal" style:font-weight-complex="normal"/>
    </style:style>
    <style:style style:name="P28" style:family="paragraph" style:parent-style-name="Standard">
      <style:text-properties fo:font-style="italic" fo:font-weight="normal" officeooo:rsid="0012983d" officeooo:paragraph-rsid="000d3430" style:font-style-asian="italic" style:font-weight-asian="normal" style:font-style-complex="italic" style:font-weight-complex="normal"/>
    </style:style>
    <style:style style:name="P29" style:family="paragraph" style:parent-style-name="Standard">
      <style:text-properties fo:font-style="italic" fo:font-weight="bold" officeooo:rsid="000ba568" officeooo:paragraph-rsid="000ba568" style:font-style-asian="italic" style:font-weight-asian="bold" style:font-style-complex="italic" style:font-weight-complex="bold"/>
    </style:style>
    <style:style style:name="P30" style:family="paragraph" style:parent-style-name="Standard">
      <style:text-properties fo:font-style="italic" fo:font-weight="bold" officeooo:rsid="000c6470" officeooo:paragraph-rsid="000c6470" style:font-style-asian="italic" style:font-weight-asian="bold" style:font-style-complex="italic" style:font-weight-complex="bold"/>
    </style:style>
    <style:style style:name="P31" style:family="paragraph" style:parent-style-name="Standard">
      <style:text-properties fo:font-style="italic" fo:font-weight="bold" officeooo:rsid="0007514a" officeooo:paragraph-rsid="000d86f9" style:font-style-asian="italic" style:font-weight-asian="bold" style:font-style-complex="italic" style:font-weight-complex="bold"/>
    </style:style>
    <style:style style:name="P32" style:family="paragraph" style:parent-style-name="Standard">
      <style:text-properties fo:font-style="italic" fo:font-weight="bold" officeooo:rsid="0007514a" officeooo:paragraph-rsid="000d3430" style:font-style-asian="italic" style:font-weight-asian="bold" style:font-style-complex="italic" style:font-weight-complex="bold"/>
    </style:style>
    <style:style style:name="P33" style:family="paragraph" style:parent-style-name="Standard">
      <style:text-properties fo:font-style="italic" style:text-underline-style="solid" style:text-underline-width="auto" style:text-underline-color="font-color" fo:font-weight="normal" officeooo:rsid="000ba568" officeooo:paragraph-rsid="000ba568" style:font-style-asian="italic" style:font-weight-asian="normal" style:font-style-complex="italic" style:font-weight-complex="normal"/>
    </style:style>
    <style:style style:name="P34" style:family="paragraph" style:parent-style-name="Standard">
      <style:text-properties fo:font-style="italic" style:text-underline-style="solid" style:text-underline-width="auto" style:text-underline-color="font-color" fo:font-weight="bold" officeooo:rsid="00112e70" officeooo:paragraph-rsid="00112e70" style:font-style-asian="italic" style:font-weight-asian="bold" style:font-style-complex="italic" style:font-weight-complex="bold"/>
    </style:style>
    <style:style style:name="P35" style:family="paragraph" style:parent-style-name="Standard">
      <style:text-properties fo:font-style="italic" style:text-underline-style="solid" style:text-underline-width="auto" style:text-underline-color="font-color" fo:font-weight="bold" officeooo:rsid="00116a85" officeooo:paragraph-rsid="00116a85" style:font-style-asian="italic" style:font-weight-asian="bold" style:font-style-complex="italic" style:font-weight-complex="bold"/>
    </style:style>
    <style:style style:name="P36" style:family="paragraph" style:parent-style-name="Standard">
      <style:text-properties fo:font-style="italic" style:text-underline-style="solid" style:text-underline-width="auto" style:text-underline-color="font-color" fo:font-weight="bold" officeooo:rsid="0012c89d" officeooo:paragraph-rsid="0012c89d" style:font-style-asian="italic" style:font-weight-asian="bold" style:font-style-complex="italic" style:font-weight-complex="bold"/>
    </style:style>
    <style:style style:name="P37" style:family="paragraph" style:parent-style-name="Standard">
      <style:text-properties fo:font-style="italic" style:text-underline-style="none" fo:font-weight="bold" officeooo:rsid="000c6470" officeooo:paragraph-rsid="000c956f" style:font-style-asian="italic" style:font-weight-asian="bold" style:font-style-complex="italic" style:font-weight-complex="bold"/>
    </style:style>
    <style:style style:name="P38" style:family="paragraph" style:parent-style-name="Standard">
      <style:text-properties fo:font-style="normal" fo:font-weight="normal" officeooo:rsid="000c6470" officeooo:paragraph-rsid="000c6470" style:font-style-asian="normal" style:font-weight-asian="normal" style:font-style-complex="normal" style:font-weight-complex="normal"/>
    </style:style>
    <style:style style:name="P39" style:family="paragraph" style:parent-style-name="Standard">
      <style:text-properties fo:font-style="normal" fo:font-weight="normal" officeooo:rsid="0012983d" officeooo:paragraph-rsid="000d3430"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0c6470" officeooo:paragraph-rsid="000c6470"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0c6470" officeooo:paragraph-rsid="000c956f"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0c956f" officeooo:paragraph-rsid="000c956f"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112e70" officeooo:paragraph-rsid="00112e70"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116a85" officeooo:paragraph-rsid="00116a85" style:font-style-asian="normal" style:font-weight-asian="normal" style:font-style-complex="normal" style:font-weight-complex="normal"/>
    </style:style>
    <style:style style:name="P45" style:family="paragraph" style:parent-style-name="Standard">
      <style:text-properties fo:font-style="normal" fo:font-weight="bold" officeooo:rsid="00092df4" officeooo:paragraph-rsid="00092df4" style:font-style-asian="normal" style:font-weight-asian="bold" style:font-style-complex="normal" style:font-weight-complex="bold"/>
    </style:style>
    <style:style style:name="P46" style:family="paragraph" style:parent-style-name="Standard">
      <style:text-properties fo:font-style="italic" fo:font-weight="bold" officeooo:rsid="000fe19d" officeooo:paragraph-rsid="000fe19d" style:font-style-asian="italic" style:font-weight-asian="bold" style:font-style-complex="italic" style:font-weight-complex="bold"/>
    </style:style>
    <style:style style:name="P47" style:family="paragraph" style:parent-style-name="Standard">
      <style:text-properties fo:font-style="italic" fo:font-weight="bold" officeooo:rsid="0009a230" officeooo:paragraph-rsid="0009a230" style:font-style-asian="italic" style:font-weight-asian="bold" style:font-style-complex="italic" style:font-weight-complex="bold"/>
    </style:style>
    <style:style style:name="P48" style:family="paragraph" style:parent-style-name="Standard">
      <style:text-properties fo:font-style="italic" style:text-underline-style="none" fo:font-weight="normal" officeooo:rsid="000ba568" officeooo:paragraph-rsid="000ba568" style:font-style-asian="italic" style:font-weight-asian="normal" style:font-style-complex="italic" style:font-weight-complex="normal"/>
    </style:style>
    <style:style style:name="P49" style:family="paragraph" style:parent-style-name="Standard">
      <style:text-properties fo:font-style="italic" style:text-underline-style="solid" style:text-underline-width="auto" style:text-underline-color="font-color" fo:font-weight="bold" officeooo:rsid="00116a85" officeooo:paragraph-rsid="00116a85" style:font-style-asian="italic" style:font-weight-asian="bold" style:font-style-complex="italic" style:font-weight-complex="bold"/>
    </style:style>
    <style:style style:name="P50" style:family="paragraph" style:parent-style-name="Standard">
      <style:text-properties fo:font-style="italic" style:text-underline-style="solid" style:text-underline-width="auto" style:text-underline-color="font-color" fo:font-weight="bold" officeooo:rsid="00138c44" officeooo:paragraph-rsid="00138c44" style:font-style-asian="italic" style:font-weight-asian="bold" style:font-style-complex="italic" style:font-weight-complex="bold"/>
    </style:style>
    <style:style style:name="P51" style:family="paragraph" style:parent-style-name="Standard">
      <style:text-properties fo:font-style="italic" style:text-underline-style="solid" style:text-underline-width="auto" style:text-underline-color="font-color" fo:font-weight="bold" officeooo:rsid="00154533" officeooo:paragraph-rsid="00154533" style:font-style-asian="italic" style:font-weight-asian="bold" style:font-style-complex="italic" style:font-weight-complex="bold"/>
    </style:style>
    <style:style style:name="P52" style:family="paragraph" style:parent-style-name="Standard">
      <style:text-properties fo:font-style="italic" style:text-underline-style="solid" style:text-underline-width="auto" style:text-underline-color="font-color" fo:font-weight="normal" officeooo:rsid="000ba568" officeooo:paragraph-rsid="000c6470" style:font-style-asian="italic" style:font-weight-asian="normal" style:font-style-complex="italic" style:font-weight-complex="normal"/>
    </style:style>
    <style:style style:name="P53" style:family="paragraph" style:parent-style-name="Standard">
      <style:text-properties style:text-underline-style="solid" style:text-underline-width="auto" style:text-underline-color="font-color" fo:font-weight="normal" officeooo:rsid="000ebd4b" officeooo:paragraph-rsid="000ebd4b" style:font-weight-asian="normal" style:font-weight-complex="normal"/>
    </style:style>
    <style:style style:name="P54" style:family="paragraph" style:parent-style-name="Standard">
      <style:text-properties fo:font-style="normal" fo:font-weight="bold" officeooo:rsid="00092df4" officeooo:paragraph-rsid="000ebd4b" style:font-style-asian="normal" style:font-weight-asian="bold" style:font-style-complex="normal" style:font-weight-complex="bold"/>
    </style:style>
    <style:style style:name="P55" style:family="paragraph" style:parent-style-name="Standard">
      <style:text-properties fo:font-style="normal" fo:font-weight="bold" officeooo:rsid="00092df4" officeooo:paragraph-rsid="00092df4" style:font-style-asian="normal" style:font-weight-asian="bold" style:font-style-complex="normal" style:font-weight-complex="bold"/>
    </style:style>
    <style:style style:name="P56" style:family="paragraph" style:parent-style-name="Standard">
      <style:text-properties fo:font-style="normal" style:text-underline-style="none" fo:font-weight="normal" officeooo:rsid="000c956f" officeooo:paragraph-rsid="000c956f"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138c44" officeooo:paragraph-rsid="00138c44"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138c44" officeooo:paragraph-rsid="0014cdae"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145c65" officeooo:paragraph-rsid="00145c65"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145c65" officeooo:paragraph-rsid="0014aa05"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14cdae" officeooo:paragraph-rsid="0014cdae"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14cdae" officeooo:paragraph-rsid="00154533" style:font-style-asian="normal" style:font-weight-asian="normal" style:font-style-complex="normal" style:font-weight-complex="normal"/>
    </style:style>
    <style:style style:name="P63" style:family="paragraph" style:parent-style-name="Standard">
      <style:text-properties fo:font-style="normal" style:text-underline-style="none" fo:font-weight="bold" officeooo:rsid="00138c44" officeooo:paragraph-rsid="00138c44"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2983d" style:font-style-asian="italic" style:font-style-complex="italic"/>
    </style:style>
    <style:style style:name="T4" style:family="text">
      <style:text-properties fo:font-style="italic" officeooo:rsid="00138c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9a230" style:font-style-asian="italic" style:font-weight-asian="bold" style:font-style-complex="italic" style:font-weight-complex="bold"/>
    </style:style>
    <style:style style:name="T7" style:family="text">
      <style:text-properties fo:font-style="italic" fo:font-weight="bold" officeooo:rsid="00092df4" style:font-style-asian="italic" style:font-weight-asian="bold" style:font-style-complex="italic" style:font-weight-complex="bold"/>
    </style:style>
    <style:style style:name="T8" style:family="text">
      <style:text-properties fo:font-style="italic" fo:font-weight="bold" officeooo:rsid="000d86f9" style:font-style-asian="italic" style:font-weight-asian="bold" style:font-style-complex="italic" style:font-weight-complex="bold"/>
    </style:style>
    <style:style style:name="T9" style:family="text">
      <style:text-properties fo:font-style="italic" fo:font-weight="bold" officeooo:rsid="000ebd4b" style:font-style-asian="italic" style:font-weight-asian="bold" style:font-style-complex="italic" style:font-weight-complex="bold"/>
    </style:style>
    <style:style style:name="T10" style:family="text">
      <style:text-properties fo:font-style="italic" fo:font-weight="bold" officeooo:rsid="000fe19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officeooo:rsid="000c6470"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110fbc" style:font-style-asian="normal" style:font-style-complex="normal"/>
    </style:style>
    <style:style style:name="T16" style:family="text">
      <style:text-properties fo:font-style="normal" officeooo:rsid="0012983d"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138c44"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officeooo:rsid="0009a230"/>
    </style:style>
    <style:style style:name="T21" style:family="text">
      <style:text-properties style:text-underline-style="none"/>
    </style:style>
    <style:style style:name="T22" style:family="text">
      <style:text-properties style:text-underline-style="none" officeooo:rsid="000fe19d"/>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7514a"/>
    </style:style>
    <style:style style:name="T26" style:family="text">
      <style:text-properties style:text-underline-style="solid" style:text-underline-width="auto" style:text-underline-color="font-color" officeooo:rsid="000fe19d"/>
    </style:style>
    <style:style style:name="T27" style:family="text">
      <style:text-properties officeooo:rsid="000c6470"/>
    </style:style>
    <style:style style:name="T28" style:family="text">
      <style:text-properties officeooo:rsid="000ca08c"/>
    </style:style>
    <style:style style:name="T29" style:family="text">
      <style:text-properties officeooo:rsid="000d3430"/>
    </style:style>
    <style:style style:name="T30" style:family="text">
      <style:text-properties officeooo:rsid="000d86f9"/>
    </style:style>
    <style:style style:name="T31" style:family="text">
      <style:text-properties officeooo:rsid="000ebd4b"/>
    </style:style>
    <style:style style:name="T32" style:family="text">
      <style:text-properties officeooo:rsid="00116a85"/>
    </style:style>
    <style:style style:name="T33" style:family="text">
      <style:text-properties officeooo:rsid="00138c44"/>
    </style:style>
    <style:style style:name="T34" style:family="text">
      <style:text-properties officeooo:rsid="0014aa05"/>
    </style:style>
    <style:style style:name="T35" style:family="text">
      <style:text-properties officeooo:rsid="0014cdae"/>
    </style:style>
    <style:style style:name="T36" style:family="text">
      <style:text-properties officeooo:rsid="00170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Operating Systems (PG)</text:span></text:p>
      <text:p text:style-name="P3"><text:tab/><text:tab/><text:tab/><text:tab/><text:tab/>Assignment #3 - Pintos (Scheduling)</text:p>
      <text:p text:style-name="P3"/>
      <text:p text:style-name="Standard"/>
      <text:p text:style-name="P4">Submitted By:-</text:p>
      <text:p text:style-name="P1">1) Prabha Pandey→2018201053</text:p>
      <text:p text:style-name="P1">2) Priya Upadhyay → 2018202012</text:p>
      <text:p text:style-name="P1"/>
      <text:p text:style-name="P2"><text:span text:style-name="T1">Description:- </text:span>The assignment required us to make changes in the given Pintos code so as to implement certain extra feature sets, <text:span text:style-name="T28">steps taken are as follows</text:span>:</text:p>
      <text:p text:style-name="P2"/>
      <text:p text:style-name="P7">1. <text:span text:style-name="T19">Installed pintos and qemu simulator.</text:span></text:p>
      <text:p text:style-name="P24"/>
      <text:p text:style-name="P7">2. <text:span text:style-name="T19"><text:s/>Read links provided in assignment in detail as a lot of detailed specifications and ideas for our implementations are stated there.</text:span></text:p>
      <text:p text:style-name="P24"/>
      <text:p text:style-name="P5">Part <text:span text:style-name="T28">1</text:span>) <text:span text:style-name="T28">Getting started</text:span></text:p>
      <text:p text:style-name="P25">Steps to run a simple hello.c program in pintos are as follows:</text:p>
      <text:p text:style-name="P25"/>
      <text:p text:style-name="P25">- Create hello.c file, in <text:span text:style-name="T2">src/threads/ </text:span><text:span text:style-name="T14">folder, which contains a function to print a message on terminal.</text:span></text:p>
      <text:p text:style-name="P25"><text:span text:style-name="T14">- Added declaration of hello.c’s function in </text:span><text:span text:style-name="T2">src/threads/init.c.</text:span></text:p>
      <text:p text:style-name="P25"><text:span text:style-name="T14">- Updated makefile.build in <text:s/></text:span><text:span text:style-name="T2">src/ </text:span><text:span text:style-name="T15">to add ‘threads_SRC += threads/hello.c’</text:span></text:p>
      <text:p text:style-name="P25"><text:span text:style-name="T15">- </text:span><text:span text:style-name="T16">Added hello as action in actions array of run_task() function in </text:span><text:span text:style-name="T3">src/threads/init.c</text:span><text:span text:style-name="T16">.</text:span></text:p>
      <text:p text:style-name="P39"/>
      <text:p text:style-name="P39">After completing the above steps, we were able to run the hello.c program using following command:</text:p>
      <text:p text:style-name="P28">pintos hello</text:p>
      <text:p text:style-name="P2"/>
      <text:p text:style-name="P5">Part <text:span text:style-name="T28">2</text:span>) Preemption of threads</text:p>
      <text:p text:style-name="P5"/>
      <text:p text:style-name="P8"><text:span text:style-name="T29">Purpose: When a thread is put to sleep for a certain duration, we </text:span>would like another task to occupy the duration in between, rather than waiting for the thread to finish its sleep cycle and resuming its execution (busy waiting).</text:p>
      <text:p text:style-name="P8"/>
      <text:p text:style-name="P46">Brief: </text:p>
      <text:p text:style-name="P27">Added sleep_list in thread.h which is list of sleeping threads stored in increasing order of their wakeup time and wakeup_time representing its time to wake up. The timer_sleep() in timer.c calls sleeping_threads() function(implemented in threads.c) which calculated the thread’s wakeup time and insert it in sleep_list at its apt place. Then timer_interrupt() in timer.c calls thread_wake() function ( implemented in thread.c) to check if any thread in sleeping list has crossed its wakeup time.</text:p>
      <text:p text:style-name="P27"/>
      <text:p text:style-name="P36">Implementation:</text:p>
      <text:p text:style-name="P36"/>
      <text:p text:style-name="P8">To implement this we made changes in the following functions which were already given in the code:</text:p>
      <text:p text:style-name="P8"><text:s/></text:p>
      <text:p text:style-name="P9">In the file <text:span text:style-name="T2">/src/devices/timer.c</text:span> we changed the function:</text:p>
      <text:p text:style-name="P9"/>
      <text:p text:style-name="P9">void timer_sleep (int64_t ticks) </text:p>
      <text:p text:style-name="P9">{</text:p>
      <text:p text:style-name="P9"><text:s text:c="2"/>ASSERT (intr_get_level () == INTR_ON);</text:p>
      <text:p text:style-name="P9"><text:s text:c="2"/>sleeping_thread(ticks);</text:p>
      <text:p text:style-name="P9">}</text:p>
      <text:p text:style-name="P9">static void timer_interrupt (struct intr_frame *args UNUSED)</text:p>
      <text:p text:style-name="P9">{</text:p>
      <text:p text:style-name="P9"><text:soft-page-break/><text:s text:c="2"/>ticks++;</text:p>
      <text:p text:style-name="P9"><text:s text:c="2"/>thread_tick ();</text:p>
      <text:p text:style-name="P9"><text:s text:c="2"/>thread_wake(ticks);</text:p>
      <text:p text:style-name="P9">}</text:p>
      <text:p text:style-name="P9"/>
      <text:p text:style-name="P12">And added the following in <text:span text:style-name="T2">thread.h</text:span></text:p>
      <text:p text:style-name="P12">int64_t wakeup_time;</text:p>
      <text:p text:style-name="P13">static struct list sleep_list; <text:span text:style-name="T5">//</text:span><text:span text:style-name="T8">list of sleeping thread</text:span><text:span text:style-name="T10">s</text:span></text:p>
      <text:p text:style-name="P12"/>
      <text:p text:style-name="P10">And added the following functions in /src/threads/thread.c</text:p>
      <text:p text:style-name="P26">=&gt;<text:span text:style-name="T24">Added </text:span><text:span text:style-name="T25">comparator</text:span><text:span text:style-name="T24"> in thread.c</text:span></text:p>
      <text:p text:style-name="P53"/>
      <text:p text:style-name="P32">//<text:span text:style-name="T31">for adding threads in increasing order of its wake up time in the <text:s/>sleep_list</text:span></text:p>
      <text:p text:style-name="P10">bool comparator(const struct list_elem *e1,const struct list_elem *e2,void* aux)</text:p>
      <text:p text:style-name="P10">{</text:p>
      <text:p text:style-name="P10"><text:s text:c="4"/>struct thread* t1=list_entry(e1,struct thread, elem);</text:p>
      <text:p text:style-name="P10"><text:s text:c="4"/>struct thread* t2=list_entry(e2,struct thread, elem);</text:p>
      <text:p text:style-name="P10"><text:s text:c="4"/>if(t1-&gt;wakeup_time &lt; t2→wakeup_time) <text:span text:style-name="T5">//</text:span><text:span text:style-name="T9">Ensuring the increasing order</text:span></text:p>
      <text:p text:style-name="P10"><text:s text:c="4"/>{</text:p>
      <text:p text:style-name="P10"><text:s text:c="6"/>return true;</text:p>
      <text:p text:style-name="P10"><text:s text:c="4"/>}</text:p>
      <text:p text:style-name="P10"><text:s text:c="4"/>else</text:p>
      <text:p text:style-name="P10"><text:s text:c="6"/>return false;</text:p>
      <text:p text:style-name="P10">}</text:p>
      <text:p text:style-name="P10"/>
      <text:p text:style-name="P26">=&gt;<text:span text:style-name="T24">Added sleeping_thread in thread.c</text:span></text:p>
      <text:p text:style-name="P53"/>
      <text:p text:style-name="P10">void sleeping_thread(int64_t tick)</text:p>
      <text:p text:style-name="P10">{</text:p>
      <text:p text:style-name="P10"><text:s text:c="2"/>struct thread* cur=thread_current();</text:p>
      <text:p text:style-name="P10"><text:s text:c="2"/>enum intr_level old;</text:p>
      <text:p text:style-name="P10"><text:s text:c="2"/>old=intr_disable();</text:p>
      <text:p text:style-name="P32">//<text:span text:style-name="T30">calculating wakeup time wrt current time</text:span></text:p>
      <text:p text:style-name="P10"><text:s text:c="2"/>cur→wakeup_time=timer_ticks()+tick;</text:p>
      <text:p text:style-name="P31">//<text:span text:style-name="T30">inserting in increasing order of wakeup time</text:span></text:p>
      <text:p text:style-name="P10"><text:s text:c="2"/>list_insert_ordered(&amp;sleep_list, &amp;cur-&gt;elem, &amp;comparator, NULL);</text:p>
      <text:p text:style-name="P10"><text:s text:c="2"/>thread_block();</text:p>
      <text:p text:style-name="P10"><text:s text:c="2"/>intr_set_level(old);</text:p>
      <text:p text:style-name="P10">}</text:p>
      <text:p text:style-name="P10"/>
      <text:p text:style-name="P26">=&gt;<text:span text:style-name="T24">Added thread_wake in thread.c</text:span></text:p>
      <text:p text:style-name="P53"/>
      <text:p text:style-name="P10">void thread_wake(int64_t tick)</text:p>
      <text:p text:style-name="P10">{</text:p>
      <text:p text:style-name="P10"><text:s text:c="2"/>struct list_elem* Le;</text:p>
      <text:p text:style-name="P10"><text:s text:c="2"/>struct thread* th;</text:p>
      <text:p text:style-name="P10"><text:s text:c="2"/>if(!list_empty(&amp;sleep_list))</text:p>
      <text:p text:style-name="P10"><text:s text:c="2"/>{</text:p>
      <text:p text:style-name="P10"><text:s text:c="4"/>for(Le=list_begin(&amp;sleep_list);Le!=list_end(&amp;sleep_list);) <text:s text:c="2"/></text:p>
      <text:p text:style-name="P10"><text:s text:c="4"/>{</text:p>
      <text:p text:style-name="P10"><text:s text:c="6"/>th=list_entry(Le,struct thread,elem);</text:p>
      <text:p text:style-name="P32">//<text:span text:style-name="T31">if wakeup time is less then it i.e. it has crossed its wake up time</text:span></text:p>
      <text:p text:style-name="P10"><text:s text:c="6"/>if(th-&gt;wakeup_time &lt;= tick)</text:p>
      <text:p text:style-name="P10"><text:soft-page-break/><text:s text:c="6"/>{</text:p>
      <text:p text:style-name="P10"><text:s text:c="8"/>Le=list_remove(Le); <text:span text:style-name="T5">//</text:span><text:span text:style-name="T9">in that case remove it from sleeping list</text:span></text:p>
      <text:p text:style-name="P10"><text:s text:c="8"/>thread_unblock(th); <text:span text:style-name="T5">//</text:span><text:span text:style-name="T9">and unblock it</text:span></text:p>
      <text:p text:style-name="P10"><text:s text:c="6"/>}</text:p>
      <text:p text:style-name="P10"><text:s text:c="6"/>else break;</text:p>
      <text:p text:style-name="P10"><text:s text:c="4"/>}</text:p>
      <text:p text:style-name="P10"><text:s text:c="2"/>}</text:p>
      <text:p text:style-name="P12"/>
      <text:p text:style-name="P11"/>
      <text:p text:style-name="P11"/>
      <text:p text:style-name="P6">Part <text:span text:style-name="T33">3)</text:span> Implementation of priority scheduling</text:p>
      <text:p text:style-name="P6"/>
      <text:p text:style-name="P14"><text:span text:style-name="T26">Purpose:</text:span><text:span text:style-name="T22"> </text:span>Here we needed to implement a basic priority scheduling scheme. The highest priority thread should be preferred <text:s/>both for assigning processor and locks, semaphore or condition <text:s/>variable. </text:p>
      <text:p text:style-name="P14">A thread may raise or lower its priority at any time.</text:p>
      <text:p text:style-name="P48"/>
      <text:p text:style-name="P34">Brief:</text:p>
      <text:p text:style-name="P43">In the thread_create() if new priority is greater than the current thread priority then current thread yields the cpu and new thread is scheduled. In thread_set_priority() <text:s/>new priority to the thread is set and if it’s new priority is greater than its old priority then we take the first element of ready list and compare its priority with the current thread priority if current thread priority is less then the first element priority then schedule the thread which is first in ready list.</text:p>
      <text:p text:style-name="P43"/>
      <text:p text:style-name="P48"/>
      <text:p text:style-name="P33"><text:span text:style-name="T21">===&gt;</text:span> For Processor Assignment:</text:p>
      <text:p text:style-name="P14">For this purpose we made following changes:</text:p>
      <text:p text:style-name="P14"/>
      <text:p text:style-name="P15"><text:span text:style-name="T20">=&gt;</text:span>Changed following function<text:span text:style-name="T20">s</text:span> in /src/thread/thread.c <text:s/></text:p>
      <text:p text:style-name="P47"/>
      <text:p text:style-name="P15"><text:span text:style-name="T6">(</text:span><text:span text:style-name="T5">Reason for each step is show in comments </text:span><text:span text:style-name="T6">below</text:span><text:span text:style-name="T5">.</text:span><text:span text:style-name="T6">)</text:span></text:p>
      <text:p text:style-name="P15"/>
      <text:p text:style-name="P15">void thread_set_priority(int new_priority)</text:p>
      <text:p text:style-name="P14">{</text:p>
      <text:p text:style-name="P54">//disable interrupt before changing priority</text:p>
      <text:p text:style-name="P14"><text:tab/>enum intr_level old=intr_disable();</text:p>
      <text:p text:style-name="P14"><text:tab/>struct thread* cur=thread_current();</text:p>
      <text:p text:style-name="P14"><text:tab/>int pri_old=cur-&gt;priority;</text:p>
      <text:p text:style-name="P14"><text:tab/>cur-&gt;priority =new_priority;</text:p>
      <text:p text:style-name="P54">//check if the old priority of the thread is greater than current priority</text:p>
      <text:p text:style-name="P14"><text:tab/>if(pri_old &gt; cur-&gt;priority)</text:p>
      <text:p text:style-name="P14"><text:tab/>{</text:p>
      <text:p text:style-name="P45">//if this condition is true it means that there can be another thread of greater priority</text:p>
      <text:p text:style-name="P45">//than cur's new priority</text:p>
      <text:p text:style-name="P45">//hence take the first element of ready list and check if its priority is greater than that of cur's</text:p>
      <text:p text:style-name="P45">//if so call yield to schedule this one</text:p>
      <text:p text:style-name="P14"><text:tab/><text:tab/>if(!list_empty(&amp;ready_list))</text:p>
      <text:p text:style-name="P14"><text:tab/><text:tab/>{</text:p>
      <text:p text:style-name="P14"><text:tab/><text:tab/><text:tab/>struct thread* t=list_entry(list_front(&amp;ready_list),struct thread,elem);</text:p>
      <text:p text:style-name="P14"><text:tab/><text:tab/><text:tab/>if(thread_current()-&gt;priority&lt;t-&gt;priority)</text:p>
      <text:p text:style-name="P14"><text:tab/><text:tab/><text:tab/>{</text:p>
      <text:p text:style-name="P14"><text:tab/><text:tab/><text:tab/><text:tab/>thread_yield();</text:p>
      <text:p text:style-name="P14"><text:tab/><text:tab/><text:tab/>}</text:p>
      <text:p text:style-name="P14"><text:tab/><text:tab/>}</text:p>
      <text:p text:style-name="P14"><text:soft-page-break/><text:tab/>}</text:p>
      <text:p text:style-name="P14"><text:tab/>intr_set_level(old);</text:p>
      <text:p text:style-name="P14">}</text:p>
      <text:p text:style-name="P14"/>
      <text:p text:style-name="P14"/>
      <text:p text:style-name="P16">This function returns the current thread’s priority: </text:p>
      <text:p text:style-name="P16"/>
      <text:p text:style-name="P14">int thread_get_priority (void) </text:p>
      <text:p text:style-name="P14">{</text:p>
      <text:p text:style-name="P14"><text:s text:c="2"/>return thread_current ()-&gt;priority;</text:p>
      <text:p text:style-name="P14">}</text:p>
      <text:p text:style-name="P14"/>
      <text:p text:style-name="P16">=&gt;Made changes in thread_create function shown as follows:</text:p>
      <text:p text:style-name="P16"><text:span text:style-name="T5">(</text:span><text:span text:style-name="T7">Reason for each step is show in comments </text:span><text:span text:style-name="T5">below</text:span><text:span text:style-name="T7">.</text:span><text:span text:style-name="T5">)</text:span></text:p>
      <text:p text:style-name="P15"/>
      <text:p text:style-name="P16">tid_t thread_create (const char *name, int priority,</text:p>
      <text:p text:style-name="P16"><text:s text:c="15"/>thread_func *function, void *aux) </text:p>
      <text:p text:style-name="P16">{</text:p>
      <text:p text:style-name="P16"><text:s text:c="2"/>...</text:p>
      <text:p text:style-name="P16"><text:s text:c="2"/>thread_unblock (t);<text:span text:style-name="T5">//this adds the created thread into the ready list at its right place</text:span></text:p>
      <text:p text:style-name="P16"><text:s text:c="2"/>if(!list_empty(&amp;ready_list))</text:p>
      <text:p text:style-name="P16"><text:tab/>{</text:p>
      <text:p text:style-name="P16"><text:tab/><text:tab/><text:span text:style-name="T5">//take the first element of ready list</text:span></text:p>
      <text:p text:style-name="P16"><text:tab/><text:tab/>struct thread* t=list_entry(list_front(&amp;ready_list),struct thread,elem);</text:p>
      <text:p text:style-name="P16"><text:tab/><text:tab/><text:span text:style-name="T5">//check if its priority is greater than that of cur's</text:span></text:p>
      <text:p text:style-name="P16"><text:tab/><text:tab/>if(thread_current()-&gt;priority&lt;t-&gt;priority)</text:p>
      <text:p text:style-name="P16"><text:tab/><text:tab/>{</text:p>
      <text:p text:style-name="P16"><text:tab/><text:tab/><text:tab/>thread_yield(); <text:span text:style-name="T5">//i</text:span><text:span text:style-name="T9">f</text:span><text:span text:style-name="T5"> so schedule the thread with highest priority.</text:span></text:p>
      <text:p text:style-name="P16"><text:tab/><text:tab/>}</text:p>
      <text:p text:style-name="P16"><text:tab/>}</text:p>
      <text:p text:style-name="P16"/>
      <text:p text:style-name="P16">...</text:p>
      <text:p text:style-name="P16">}</text:p>
      <text:p text:style-name="P16"/>
      <text:p text:style-name="P16"/>
      <text:p text:style-name="P17">=&gt;Changes made in thread_unblock():</text:p>
      <text:p text:style-name="P17"/>
      <text:p text:style-name="P17">void thread_unblock (struct thread *t) </text:p>
      <text:p text:style-name="P17">{</text:p>
      <text:p text:style-name="P17"><text:s text:c="2"/>...</text:p>
      <text:p text:style-name="P17"><text:s text:c="2"/><text:span text:style-name="T5">//insert threads in sorted order of their priority in ready list</text:span></text:p>
      <text:p text:style-name="P17"><text:s text:c="2"/>list_insert_ordered(&amp;ready_list, &amp;t-&gt;elem, &amp;priority_comparator, NULL);</text:p>
      <text:p text:style-name="P17"><text:s text:c="2"/>…</text:p>
      <text:p text:style-name="P17">}</text:p>
      <text:p text:style-name="P17"/>
      <text:p text:style-name="P17"/>
      <text:p text:style-name="P17">=&gt;Changes made in thread_yield():</text:p>
      <text:p text:style-name="P17"/>
      <text:p text:style-name="P17">void thread_yield (void) </text:p>
      <text:p text:style-name="P17">{...</text:p>
      <text:p text:style-name="P17"><text:s text:c="2"/><text:span text:style-name="T5">//insert threads in sorted order of their priority in ready list</text:span></text:p>
      <text:p text:style-name="P17"><text:s text:c="2"/>if (cur != idle_thread) </text:p>
      <text:p text:style-name="P17"><text:s text:c="4"/>list_insert_ordered(&amp;ready_list, &amp;cur-&gt;elem, &amp;priority_comparator, NULL);</text:p>
      <text:p text:style-name="P17"><text:soft-page-break/><text:s text:c="4"/>...</text:p>
      <text:p text:style-name="P17">}</text:p>
      <text:p text:style-name="P17"/>
      <text:p text:style-name="P18">In the above two changes the following function was passed as parameter:</text:p>
      <text:p text:style-name="P18"/>
      <text:p text:style-name="P29">//Following function was added to thread.c</text:p>
      <text:p text:style-name="P18">bool priority_comparator(const struct list_elem *e1,const struct list_elem *e2, void* aux)</text:p>
      <text:p text:style-name="P18">{</text:p>
      <text:p text:style-name="P18"><text:tab/>struct thread* t1=list_entry(e1,struct thread, elem);</text:p>
      <text:p text:style-name="P18"><text:tab/>struct thread* t2=list_entry(e2,struct thread, elem);</text:p>
      <text:p text:style-name="P20"><text:s/><text:span text:style-name="T5">//Responsible For ordering according to </text:span><text:span text:style-name="T9">decreasing order of</text:span><text:span text:style-name="T5"> priority</text:span></text:p>
      <text:p text:style-name="P18"><text:tab/>if(t1-&gt;priority &gt; t2→priority)</text:p>
      <text:p text:style-name="P18"><text:tab/><text:tab/>return true;</text:p>
      <text:p text:style-name="P18"><text:tab/>else </text:p>
      <text:p text:style-name="P18"><text:tab/><text:tab/>return false;</text:p>
      <text:p text:style-name="P18">}</text:p>
      <text:p text:style-name="P18"/>
      <text:p text:style-name="P18"/>
      <text:p text:style-name="P18"/>
      <text:p text:style-name="P18">===&gt; <text:span text:style-name="T11">For Semaphore Assignment</text:span></text:p>
      <text:p text:style-name="P21"/>
      <text:p text:style-name="P18"><text:span text:style-name="T13">Purpose:</text:span> Among the processes waiting on a semaphore <text:s/>the highest priority process must be first one to wake up.</text:p>
      <text:p text:style-name="P35"/>
      <text:p text:style-name="P35">Brief:</text:p>
      <text:p text:style-name="P44">In sema_up() function pick out the first thread in the waiters list (which is sorted according to the priority of threads stored in it), check if its priority is greater than current thread’s priority if so call thread yield to schedule this thread otherwise go with current thread only, in any case increment the sema→value.</text:p>
      <text:p text:style-name="P44"/>
      <text:p text:style-name="P44">In sema_down() function <text:span text:style-name="T27">insert threads in sema-&gt;waiters in order of their priority, block the thread that performed down operation </text:span>and<text:span text:style-name="T27"> decrease the sema value.</text:span></text:p>
      <text:p text:style-name="P44"/>
      <text:p text:style-name="P35">Implementation:</text:p>
      <text:p text:style-name="P35"/>
      <text:p text:style-name="P23">=&gt;Changes in sema_up()</text:p>
      <text:p text:style-name="P22"/>
      <text:p text:style-name="P22">void sema_up (struct semaphore *sema) </text:p>
      <text:p text:style-name="P22">{</text:p>
      <text:p text:style-name="P22"><text:s/>...</text:p>
      <text:p text:style-name="P22"><text:s text:c="2"/>if (!list_empty (&amp;sema-&gt;waiters)) </text:p>
      <text:p text:style-name="P22"><text:s text:c="2"/>{</text:p>
      <text:p text:style-name="P30"><text:s text:c="4"/>//pick out the first thread in the waiters list</text:p>
      <text:p text:style-name="P30"><text:s text:c="4"/>//check if its priority is greater than current thread</text:p>
      <text:p text:style-name="P30"><text:s text:c="4"/>//call yield to schedule this thread otherwise go with the current thread only</text:p>
      <text:p text:style-name="P30"><text:s text:c="4"/>//in any case increment the sema value</text:p>
      <text:p text:style-name="P22"><text:s text:c="4"/>struct thread* t=list_entry (list_front (&amp;sema-&gt;waiters),</text:p>
      <text:p text:style-name="P22"><text:s text:c="32"/>struct thread, elem);</text:p>
      <text:p text:style-name="P22"><text:s text:c="4"/>thread_unblock (list_entry (list_pop_front (&amp;sema-&gt;waiters),</text:p>
      <text:p text:style-name="P22"><text:s text:c="32"/>struct thread, elem));</text:p>
      <text:p text:style-name="P22"><text:s text:c="4"/>sema-&gt;value++;</text:p>
      <text:p text:style-name="P22"><text:s text:c="4"/>if(thread_current()-&gt;priority &lt; t-&gt;priority)</text:p>
      <text:p text:style-name="P22"><text:s text:c="4"/>{ <text:s/>thread_yield(); }</text:p>
      <text:p text:style-name="P22"><text:soft-page-break/><text:s text:c="2"/>}</text:p>
      <text:p text:style-name="P22"><text:s text:c="2"/>else</text:p>
      <text:p text:style-name="P22"><text:s text:c="4"/>sema-&gt;value++;</text:p>
      <text:p text:style-name="P22"><text:s/>...</text:p>
      <text:p text:style-name="P22">}</text:p>
      <text:p text:style-name="P22"/>
      <text:p text:style-name="P30"/>
      <text:p text:style-name="P30"/>
      <text:p text:style-name="P38">=&gt;Changes in sema_down()</text:p>
      <text:p text:style-name="P38"/>
      <text:p text:style-name="P30">//Added to define Ordering</text:p>
      <text:p text:style-name="P22">bool priority_comparator_sema(const struct list_elem *e1,const struct list_elem *e2, void* aux)</text:p>
      <text:p text:style-name="P22">{</text:p>
      <text:p text:style-name="P22"><text:s text:c="2"/>struct thread* t1=list_entry(e1,struct thread, elem);</text:p>
      <text:p text:style-name="P22"><text:s text:c="2"/>struct thread* t2=list_entry(e2,struct thread, elem);</text:p>
      <text:p text:style-name="P22"><text:s text:c="2"/>if(t1-&gt;priority &gt; t2-&gt;priority)</text:p>
      <text:p text:style-name="P22"><text:s text:c="4"/>return true;</text:p>
      <text:p text:style-name="P22"><text:s text:c="2"/>else </text:p>
      <text:p text:style-name="P22"><text:s text:c="4"/>return false;</text:p>
      <text:p text:style-name="P22">}</text:p>
      <text:p text:style-name="P22"/>
      <text:p text:style-name="P22">void sema_down (struct semaphore *sema) </text:p>
      <text:p text:style-name="P22">{</text:p>
      <text:p text:style-name="P22"><text:s text:c="2"/>...</text:p>
      <text:p text:style-name="P22"><text:s text:c="2"/>while (sema-&gt;value == 0) </text:p>
      <text:p text:style-name="P22"><text:s text:c="4"/>{</text:p>
      <text:p text:style-name="P22"><text:s text:c="5"/><text:span text:style-name="T5"><text:s/>//insert threads in sema-&gt;waiters in order of their priority // added for priority sema</text:span></text:p>
      <text:p text:style-name="P22"><text:s text:c="6"/>list_insert_ordered(&amp;sema-&gt;waiters,&amp;thread_current()-&gt;elem,&amp;priority_comparator_sema,NULL);</text:p>
      <text:p text:style-name="P22"><text:s text:c="6"/><text:span text:style-name="T5">//block the thread that performed down operation</text:span></text:p>
      <text:p text:style-name="P22"><text:s text:c="6"/>thread_block ();</text:p>
      <text:p text:style-name="P22"><text:s text:c="4"/>}</text:p>
      <text:p text:style-name="P22"><text:s text:c="2"/>sema-&gt;value--;/<text:span text:style-name="T5">/decrease the sema value</text:span></text:p>
      <text:p text:style-name="P22"><text:s text:c="2"/>...</text:p>
      <text:p text:style-name="P22">}</text:p>
      <text:p text:style-name="P18"/>
      <text:p text:style-name="P18"/>
      <text:p text:style-name="P19">===&gt; <text:span text:style-name="T11">For </text:span><text:span text:style-name="T12">Condition Variable</text:span><text:span text:style-name="T11"> Assignment</text:span></text:p>
      <text:p text:style-name="P52"/>
      <text:p text:style-name="P40"><text:span text:style-name="T13">Purpose:</text:span>wake up the highest priority thread to use the condition variable among the thread waiting for the same.</text:p>
      <text:p text:style-name="P40"/>
      <text:p text:style-name="P35">Brief:</text:p>
      <text:p text:style-name="P44">Make a variable in struct semaphore_elem called priority. In cond_wait() function <text:span text:style-name="T27">set the priority of the semaphore element to the priority of current thread </text:span>and insert it in sorted order in cond→waiters.</text:p>
      <text:p text:style-name="P44">In cond_signal() function call sema_up only if cond→waiters list is not empty.</text:p>
      <text:p text:style-name="P44"/>
      <text:p text:style-name="P35">Implementation:</text:p>
      <text:p text:style-name="P40"/>
      <text:p text:style-name="P42">=&gt;Changes in semaphore_elem struct</text:p>
      <text:p text:style-name="P42">struct semaphore_elem </text:p>
      <text:p text:style-name="P42"><text:s text:c="2"/>{</text:p>
      <text:p text:style-name="P42"><text:s text:c="4"/>...</text:p>
      <text:p text:style-name="P42"><text:s text:c="4"/>int priority; <text:span text:style-name="T5">//added to set the priority </text:span></text:p>
      <text:p text:style-name="P42"><text:soft-page-break/><text:s text:c="2"/>};</text:p>
      <text:p text:style-name="P42"/>
      <text:p text:style-name="P42"/>
      <text:p text:style-name="P40">=&gt;Changes in cond_wait()</text:p>
      <text:p text:style-name="P40"/>
      <text:p text:style-name="P37">//Added to define Ordering</text:p>
      <text:p text:style-name="P40">bool priority_comparator_cond(const struct list_elem *e1,const struct list_elem *e2, void* aux)</text:p>
      <text:p text:style-name="P40">{</text:p>
      <text:p text:style-name="P40"><text:s text:c="2"/>struct semaphore_elem* t1=list_entry(e1,struct semaphore_elem, elem);</text:p>
      <text:p text:style-name="P40"><text:s text:c="2"/>struct semaphore_elem* t2=list_entry(e2,struct semaphore_elem, elem);</text:p>
      <text:p text:style-name="P40"><text:s text:c="2"/>if(t1-&gt;priority &gt; t2-&gt;priority)</text:p>
      <text:p text:style-name="P40"><text:s text:c="4"/>return true;</text:p>
      <text:p text:style-name="P40"><text:s text:c="2"/>else </text:p>
      <text:p text:style-name="P40"><text:s text:c="4"/>return false; }</text:p>
      <text:p text:style-name="P40"/>
      <text:p text:style-name="P40">void cond_wait (struct condition *cond, struct lock *lock) </text:p>
      <text:p text:style-name="P40">{ <text:s/>…</text:p>
      <text:p text:style-name="P37">//setting the priority of the semaphore element to the priority of current thread</text:p>
      <text:p text:style-name="P40"><text:s text:c="2"/>waiter.priority=thread_current()→priority;</text:p>
      <text:p text:style-name="P37">//insert in sorted order</text:p>
      <text:p text:style-name="P40"><text:s text:c="2"/>list_insert_ordered(&amp;cond-&gt;waiters, &amp;waiter.elem,&amp;priority_comparator_cond,NULL);</text:p>
      <text:p text:style-name="P41"><text:s text:c="2"/>… }</text:p>
      <text:p text:style-name="P41"/>
      <text:p text:style-name="P42">=&gt;Changes in cond_signal():</text:p>
      <text:p text:style-name="P42"/>
      <text:p text:style-name="P42">void cond_signal (struct condition *cond, struct lock *lock UNUSED) //not changed</text:p>
      <text:p text:style-name="P42">{</text:p>
      <text:p text:style-name="P42"><text:s/>...</text:p>
      <text:p text:style-name="P42"><text:s text:c="2"/>if (!list_empty (&amp;cond-&gt;waiters)) </text:p>
      <text:p text:style-name="P42"><text:s text:c="2"/><text:span text:style-name="T32">{</text:span></text:p>
      <text:p text:style-name="P42"><text:s text:c="8"/>sema_up (&amp;list_entry (list_pop_front (&amp;cond-&gt;waiters),</text:p>
      <text:p text:style-name="P42"><text:s text:c="26"/>struct semaphore_elem, elem)-&gt;semaphore);</text:p>
      <text:p text:style-name="P42"><text:s text:c="4"/></text:p>
      <text:p text:style-name="P42"><text:s text:c="2"/>}</text:p>
      <text:p text:style-name="P42">}</text:p>
      <text:p text:style-name="P42"/>
      <text:p text:style-name="P63">Part 4) Advanced Scheduler (MLFQS) </text:p>
      <text:p text:style-name="P63"/>
      <text:p text:style-name="P57"><text:span text:style-name="T13">Purpose: </text:span>Implement a multilevel feedback queue scheduler similar to the BSD scheduler to reduce the</text:p>
      <text:p text:style-name="P57">average response time for running jobs on your system.</text:p>
      <text:p text:style-name="P57"/>
      <text:p text:style-name="P50">Brief:</text:p>
      <text:p text:style-name="P59">Added Nice No. and recent CPU in threads.h. Implemented thread_get_nice() which returns current threads nice value. Implemented thread_set_nice() function to set the new nice value for the thread.</text:p>
      <text:p text:style-name="P59"/>
      <text:p text:style-name="P59">Used the following formulae to fill the blank definitions of thread_get_load_avg(), thread_get_recent_cpu() and also recalculated priority on every four tick as mentioned in the doc.</text:p>
      <text:p text:style-name="P60">1) priority = <text:span text:style-name="T34">PRI_MAX – (recent_cpu/4) -(nice*2)</text:span></text:p>
      <text:p text:style-name="P60"><text:span text:style-name="T34">2) recent_cpu=(2*load_avg)/(2*load_avg +1)*recent_cpu +nice</text:span></text:p>
      <text:p text:style-name="P60"><text:span text:style-name="T34">3) load_avg = (59/60)*load_avg + (1/60)*ready_threads</text:span></text:p>
      <text:p text:style-name="P60"/>
      <text:p text:style-name="P61">Following functions were added to perform fixed point arithmetic:</text:p>
      <text:p text:style-name="P61">1)<text:span text:style-name="T33">int to_fix_point(int x) <text:tab/><text:tab/></text:span><text:span text:style-name="T4">//</text:span><text:span text:style-name="T2">converts x to fixed point</text:span></text:p>
      <text:p text:style-name="P62"><text:soft-page-break/>2)<text:span text:style-name="T33">int fix_point_to_nearest_int(int x)<text:tab/><text:tab/>//rounding to nearest integer</text:span></text:p>
      <text:p text:style-name="P61">3)<text:span text:style-name="T33">int add_int_fixed(int x, int n)<text:tab/><text:tab/></text:span><text:span text:style-name="T4">//</text:span><text:span text:style-name="T2">add x to n where n is a real no.</text:span></text:p>
      <text:p text:style-name="P61">4)<text:span text:style-name="T33">int div_fixed_fixed(int x, int y)<text:tab/><text:tab/></text:span><text:span text:style-name="T4">//</text:span><text:span text:style-name="T2">divides x by y where both are fixed point values</text:span></text:p>
      <text:p text:style-name="P51"><text:span text:style-name="T17">5)</text:span><text:span text:style-name="T18">int add_fixed_fixed(int x, int y) <text:s/><text:tab/><text:tab/>//</text:span><text:span text:style-name="T17">adds x and y</text:span></text:p>
      <text:p text:style-name="P51"><text:span text:style-name="T17">6)</text:span><text:span text:style-name="T18">int mult_int_fixed(int x, int y)</text:span></text:p>
      <text:p text:style-name="P51"><text:span text:style-name="T17">7)</text:span><text:span text:style-name="T18">int mult_fixed_fixed(int x, int y)</text:span></text:p>
      <text:p text:style-name="P51"><text:span text:style-name="T17">8)</text:span><text:span text:style-name="T18">int div_int_fixed(int x, int n)</text:span></text:p>
      <text:p text:style-name="P51"><text:span text:style-name="T18"/></text:p>
      <text:p text:style-name="P58">void calculate_priority(struct thread* th) <text:span text:style-name="T35">==&gt; recalculates priority of all </text:span></text:p>
      <text:p text:style-name="P50"/>
      <text:p text:style-name="P50">Implemented:</text:p>
      <text:p text:style-name="P50"/>
      <text:p text:style-name="P57">void</text:p>
      <text:p text:style-name="P57">thread_tick (void) </text:p>
      <text:p text:style-name="P57">{</text:p>
      <text:p text:style-name="P57"><text:s text:c="2"/>...</text:p>
      <text:p text:style-name="P57"><text:s text:c="2"/>if(thread_mlfqs)</text:p>
      <text:p text:style-name="P57"><text:s text:c="2"/>{</text:p>
      <text:p text:style-name="P57"><text:s text:c="4"/></text:p>
      <text:p text:style-name="P57"><text:s text:c="4"/>if(strcmp(t-&gt;name,"idle") ==0 )//recent_cpu value remains same for idle threads</text:p>
      <text:p text:style-name="P57"><text:s text:c="4"/>{</text:p>
      <text:p text:style-name="P57"><text:s text:c="6"/>t-&gt;recent_cpu = t -&gt; recent_cpu;</text:p>
      <text:p text:style-name="P57"><text:s text:c="4"/>}</text:p>
      <text:p text:style-name="P57"><text:s text:c="4"/>else //recent_cpu value is updated only for active threads</text:p>
      <text:p text:style-name="P57"><text:s text:c="4"/>{</text:p>
      <text:p text:style-name="P57"><text:s text:c="6"/></text:p>
      <text:p text:style-name="P57"><text:s text:c="6"/>t-&gt;recent_cpu = add_int_fixed(t-&gt;recent_cpu,1);</text:p>
      <text:p text:style-name="P57"><text:s text:c="4"/>}</text:p>
      <text:p text:style-name="P57"><text:s text:c="4"/>if(timer_ticks()%TIMER_FREQ==0)//updates load_avg and recent_cpu every 100 ticks</text:p>
      <text:p text:style-name="P57"><text:s text:c="4"/>{</text:p>
      <text:p text:style-name="P57"><text:s text:c="6"/></text:p>
      <text:p text:style-name="P57"><text:s text:c="6"/>struct list_elem *all_list_elem;</text:p>
      <text:p text:style-name="P57"><text:s text:c="6"/>struct thread *each_thread;</text:p>
      <text:p text:style-name="P57"><text:s text:c="6"/>calculate_load_avg();</text:p>
      <text:p text:style-name="P57"><text:s text:c="6"/>for(all_list_elem = list_begin(&amp;all_list);all_list_elem!=list_end(&amp;all_list);all_list_elem = list_next(all_list_elem))</text:p>
      <text:p text:style-name="P57"><text:s text:c="8"/>{</text:p>
      <text:p text:style-name="P57"><text:s text:c="10"/>each_thread = list_entry(all_list_elem, struct thread, allelem);</text:p>
      <text:p text:style-name="P57"><text:s text:c="10"/>calculate_recent_cpu(each_thread);</text:p>
      <text:p text:style-name="P57"><text:s text:c="8"/>}</text:p>
      <text:p text:style-name="P57"><text:s text:c="4"/>}</text:p>
      <text:p text:style-name="P57"><text:s text:c="4"/>if(timer_ticks()%TIME_SLICE == 0)//updates priority every 4 ticks</text:p>
      <text:p text:style-name="P57"><text:s text:c="4"/>{</text:p>
      <text:p text:style-name="P57"><text:s text:c="6"/></text:p>
      <text:p text:style-name="P57"><text:s text:c="6"/>for(all_list_elem = list_begin(&amp;all_list);all_list_elem!=list_end(&amp;all_list);all_list_elem = list_next(all_list_elem))</text:p>
      <text:p text:style-name="P57"><text:s text:c="6"/>{</text:p>
      <text:p text:style-name="P57"><text:s text:c="10"/>each_thread = list_entry(all_list_elem, struct thread, allelem);</text:p>
      <text:p text:style-name="P57"><text:s text:c="10"/>calculate_priority(each_thread);</text:p>
      <text:p text:style-name="P57"><text:s text:c="6"/>}</text:p>
      <text:p text:style-name="P57"><text:s text:c="4"/>}</text:p>
      <text:p text:style-name="P57"><text:s text:c="2"/>}</text:p>
      <text:p text:style-name="P57">...}</text:p>
      <text:p text:style-name="P57"><text:soft-page-break/>void thread_set_nice (int nice UNUSED) </text:p>
      <text:p text:style-name="P57">{</text:p>
      <text:p text:style-name="P57"><text:tab/>thread_current()-&gt;nice_no=nice;</text:p>
      <text:p text:style-name="P57"><text:tab/>return;</text:p>
      <text:p text:style-name="P57">}</text:p>
      <text:p text:style-name="P57"/>
      <text:p text:style-name="P57">int thread_get_nice (void) </text:p>
      <text:p text:style-name="P57">{</text:p>
      <text:p text:style-name="P57"><text:tab/>int nice_now=thread_current()-&gt;nice_no;</text:p>
      <text:p text:style-name="P57"><text:s text:c="2"/><text:tab/>return nice_now;</text:p>
      <text:p text:style-name="P57">}</text:p>
      <text:p text:style-name="P57"/>
      <text:p text:style-name="P57">int</text:p>
      <text:p text:style-name="P57">thread_get_load_avg (void) </text:p>
      <text:p text:style-name="P57">{</text:p>
      <text:p text:style-name="P57"><text:s text:c="2"/>/* Not yet implemented. */</text:p>
      <text:p text:style-name="P57"><text:s text:c="2"/>int t=fix_point_to_nearest_int(mult_int_fixed(load_avg,100));//for mlfqs</text:p>
      <text:p text:style-name="P57"><text:s text:c="2"/>return t;</text:p>
      <text:p text:style-name="P57">}</text:p>
      <text:p text:style-name="P57"/>
      <text:p text:style-name="P57">int</text:p>
      <text:p text:style-name="P57">thread_get_recent_cpu (void) </text:p>
      <text:p text:style-name="P57">{</text:p>
      <text:p text:style-name="P57"><text:s text:c="2"/>/* Not yet implemented. */</text:p>
      <text:p text:style-name="P57"><text:s text:c="2"/>int rc=fix_point_to_nearest_int(mult_int_fixed(thread_current()-&gt;recent_cpu,100)); //for mlfqs</text:p>
      <text:p text:style-name="P57"><text:s text:c="2"/>return rc;</text:p>
      <text:p text:style-name="P57">}</text:p>
      <text:p text:style-name="P57"/>
      <text:p text:style-name="P57">int fix_point_to_nearest_int(int x)</text:p>
      <text:p text:style-name="P57">{</text:p>
      <text:p text:style-name="P57"><text:s text:c="2"/>if(x&gt;=0)</text:p>
      <text:p text:style-name="P57"><text:s text:c="4"/>return (x+f/2)/f;</text:p>
      <text:p text:style-name="P57"><text:s text:c="2"/>else</text:p>
      <text:p text:style-name="P57"><text:s text:c="4"/>return (x-f/2)/f;</text:p>
      <text:p text:style-name="P57">}</text:p>
      <text:p text:style-name="P57"/>
      <text:p text:style-name="P57">int to_fix_point(int x)</text:p>
      <text:p text:style-name="P57">{</text:p>
      <text:p text:style-name="P57"><text:s text:c="2"/>return x*f;</text:p>
      <text:p text:style-name="P57">}</text:p>
      <text:p text:style-name="P57"/>
      <text:p text:style-name="P57">int add_int_fixed(int x, int n)</text:p>
      <text:p text:style-name="P57">{</text:p>
      <text:p text:style-name="P57"><text:s text:c="2"/>return x+(n*f);</text:p>
      <text:p text:style-name="P57">}</text:p>
      <text:p text:style-name="P57"/>
      <text:p text:style-name="P57">int add_fixed_fixed(int x, int y)</text:p>
      <text:p text:style-name="P57">{</text:p>
      <text:p text:style-name="P57"><text:s text:c="2"/>return x+y;</text:p>
      <text:p text:style-name="P57">}</text:p>
      <text:p text:style-name="P57"/>
      <text:p text:style-name="P57">int mult_int_fixed(int x, int y)</text:p>
      <text:p text:style-name="P57">{</text:p>
      <text:p text:style-name="P57"><text:soft-page-break/><text:s text:c="2"/>return x*y;</text:p>
      <text:p text:style-name="P57">}</text:p>
      <text:p text:style-name="P57"/>
      <text:p text:style-name="P57">int mult_fixed_fixed(int x, int y)</text:p>
      <text:p text:style-name="P57">{</text:p>
      <text:p text:style-name="P57"><text:s text:c="2"/>return ((int64_t)x)*y/f;</text:p>
      <text:p text:style-name="P57">}</text:p>
      <text:p text:style-name="P57"/>
      <text:p text:style-name="P57">int div_int_fixed(int x, int n)</text:p>
      <text:p text:style-name="P57">{</text:p>
      <text:p text:style-name="P57"><text:s text:c="2"/>return x/n;</text:p>
      <text:p text:style-name="P57">}</text:p>
      <text:p text:style-name="P57"/>
      <text:p text:style-name="P57">int div_fixed_fixed(int x, int y)</text:p>
      <text:p text:style-name="P57">{</text:p>
      <text:p text:style-name="P57"><text:s text:c="2"/>return <text:s/>((int64_t)x)*f/y;</text:p>
      <text:p text:style-name="P57">}</text:p>
      <text:p text:style-name="P57"/>
      <text:p text:style-name="P57">void calculate_priority(struct thread* th)</text:p>
      <text:p text:style-name="P57">{</text:p>
      <text:p text:style-name="P57"><text:s text:c="2"/>int x=((th-&gt;recent_cpu)/4);</text:p>
      <text:p text:style-name="P57"><text:s/></text:p>
      <text:p text:style-name="P57"><text:s text:c="2"/>int y;</text:p>
      <text:p text:style-name="P57"><text:s text:c="2"/>if(x&gt;=0)</text:p>
      <text:p text:style-name="P57"><text:s text:c="4"/>y=(x+f/2)/f;</text:p>
      <text:p text:style-name="P57"><text:s text:c="2"/>else</text:p>
      <text:p text:style-name="P57"><text:s text:c="4"/>y=(x-f/2)/f;</text:p>
      <text:p text:style-name="P57"><text:s text:c="2"/>th-&gt;priority = PRI_MAX - y -(th-&gt;nice_no*2); </text:p>
      <text:p text:style-name="P57"/>
      <text:p text:style-name="P57">}</text:p>
      <text:p text:style-name="P57"/>
      <text:p text:style-name="P57"/>
      <text:p text:style-name="P57">void calculate_recent_cpu(struct thread* th)</text:p>
      <text:p text:style-name="P57">{</text:p>
      <text:p text:style-name="P57"><text:s text:c="2"/>int x=(div_fixed_fixed((load_avg*2),add_int_fixed((load_avg*2),1)))*th-&gt;recent_cpu;</text:p>
      <text:p text:style-name="P57"><text:s/></text:p>
      <text:p text:style-name="P57"><text:s text:c="2"/>th-&gt;recent_cpu = add_int_fixed(x,th-&gt;nice_no);</text:p>
      <text:p text:style-name="P57"><text:s text:c="2"/></text:p>
      <text:p text:style-name="P57">}</text:p>
      <text:p text:style-name="P57"/>
      <text:p text:style-name="P57"/>
      <text:p text:style-name="P57">void calculate_load_avg()</text:p>
      <text:p text:style-name="P57">{</text:p>
      <text:p text:style-name="P57"><text:s text:c="2"/>int ready_threads=list_size(&amp;ready_list);</text:p>
      <text:p text:style-name="P57"><text:s text:c="2"/>if(strcmp(thread_current()-&gt;name,"idle")!=0)</text:p>
      <text:p text:style-name="P57"><text:s text:c="2"/>{</text:p>
      <text:p text:style-name="P57"><text:s text:c="4"/>ready_threads++;</text:p>
      <text:p text:style-name="P57"><text:s text:c="2"/>}</text:p>
      <text:p text:style-name="P57"><text:s text:c="2"/>load_avg=((load_avg*59)/60)+(to_fix_point(ready_threads)/60);</text:p>
      <text:p text:style-name="P57">}</text:p>
      <text:p text:style-name="P57"/>
      <text:p text:style-name="P57"/>
      <text:p text:style-name="P57">static void</text:p>
      <text:p text:style-name="P57"><text:soft-page-break/>init_thread (struct thread *t, const char *name, int priority)</text:p>
      <text:p text:style-name="P57">{</text:p>
      <text:p text:style-name="P57"><text:s text:c="2"/>...</text:p>
      <text:p text:style-name="P57"><text:s text:c="2"/>if(!thread_mlfqs)</text:p>
      <text:p text:style-name="P57"><text:s text:c="5"/>t-&gt;priority = priority;</text:p>
      <text:p text:style-name="P57"><text:s text:c="3"/></text:p>
      <text:p text:style-name="P57"><text:s text:c="2"/>if(thread_mlfqs)//mlfqs must be run</text:p>
      <text:p text:style-name="P57"><text:s text:c="2"/>{</text:p>
      <text:p text:style-name="P57"><text:s text:c="4"/>if(strcmp(t-&gt;name,"main")==0)</text:p>
      <text:p text:style-name="P57"><text:s text:c="6"/>t-&gt;recent_cpu=0;//main would be the first thread to run ==&gt; hence its recent_cpu would be zero</text:p>
      <text:p text:style-name="P57"><text:s text:c="4"/>else</text:p>
      <text:p text:style-name="P57"><text:s text:c="6"/>calculate_recent_cpu(thread_current());</text:p>
      <text:p text:style-name="P57"><text:s text:c="4"/></text:p>
      <text:p text:style-name="P57"><text:s text:c="4"/>calculate_priority(t);</text:p>
      <text:p text:style-name="P57"><text:s text:c="2"/><text:span text:style-name="T36">}</text:span></text:p>
      <text:p text:style-name="P57"><text:s text:c="2"/>...</text:p>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6:52:00.180177596</meta:creation-date>
    <dc:date>2018-10-25T23:45:05.806573798</dc:date>
    <meta:editing-duration>PT21M11S</meta:editing-duration>
    <meta:editing-cycles>6</meta:editing-cycles>
    <meta:generator>LibreOffice/6.0.3.2$Linux_X86_64 LibreOffice_project/00m0$Build-2</meta:generator>
    <meta:document-statistic meta:table-count="0" meta:image-count="0" meta:object-count="0" meta:page-count="11" meta:paragraph-count="425" meta:word-count="1889" meta:character-count="14947" meta:non-whitespace-character-count="12613"/>
  </office:meta>
</office:document-meta>
</file>